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94514" officeooo:paragraph-rsid="00194514"/>
    </style:style>
    <style:style style:name="P2" style:family="paragraph" style:parent-style-name="Standard">
      <style:paragraph-properties fo:text-align="center" style:justify-single-word="false"/>
      <style:text-properties fo:font-size="13pt" officeooo:rsid="00194514" officeooo:paragraph-rsid="00194514"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ésumé du sujet de thèse</text:p>
      <text:p text:style-name="P1"/>
      <text:p text:style-name="P1"/>
      <text:p text:style-name="P1">Sujet : Etude du protocole Websocket et de ses applications dans les infrastructures distribuées.</text:p>
      <text:p text:style-name="P1"/>
      <text:p text:style-name="P1"/>
      <text:p text:style-name="P1"/>
      <text:p text:style-name="P1">En 2012, l’émergence du HTML 5 dans les navigateurs web a ouvert la porte à de nouvelles possibilités pour les applications en temps réel. Les google docs, où plusieurs utilisateurs peuvent intéragir en même temps sur un document sont un exemple <text:s/>concret d'utilisation du protocole Websocket.</text:p>
      <text:p text:style-name="P1"/>
      <text:p text:style-name="P1">Le web est basé sur une relation client-serveur. Chaque utilisateur en utilisant son naviguateur est un client. D’autre part, en utilisant un site web, les utilisateurs communiquent avec un serveur. Seulement, une <text:s/>application nécessite souvent plusieurs serveurs.</text:p>
      <text:p text:style-name="P1"/>
      <text:p text:style-name="P1">L’objectif de ma thèse est d’étudier les performances du protocole Websocket sur plusieurs serveurs. Dans un premier temps, je vais mettre en place du coté serveur un “ Websocket cluster “, c’est à dire un réseau de serveurs dont le rôle est de réceptionner les requètes Websocket. Puis je mettrai en place un protocole pour le tester. </text:p>
      <text:p text:style-name="P1">L’objectif final sera de traiter les résultats pour améliorer la répartition des tâches entre les serveurs et d’optimiser le code pour permettre une montée en charge des requêtes avec le moins de pertes de performances possibl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meta:initial-creator>
    <meta:creation-date>2014-07-09T02:30:12.105377683</meta:creation-date>
    <dc:date>2014-07-09T02:31:34.532230751</dc:date>
    <dc:creator>gabriel </dc:creator>
    <meta:editing-duration>P0D</meta:editing-duration>
    <meta:editing-cycles>1</meta:editing-cycles>
    <meta:document-statistic meta:table-count="0" meta:image-count="0" meta:object-count="0" meta:page-count="1" meta:paragraph-count="6" meta:word-count="195" meta:character-count="1242" meta:non-whitespace-character-count="1050"/>
    <meta:generator>LibreOffice/4.2.4.2$Linux_X86_64 LibreOffice_project/420m0$Build-2</meta:generator>
  </office:meta>
</office:document-meta>
</file>